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officeooo:rsid="001d3f08" officeooo:paragraph-rsid="001d3f08" style:font-size-asian="14pt" style:font-size-complex="16pt"/>
    </style:style>
    <style:style style:name="P2" style:family="paragraph" style:parent-style-name="Standard" style:list-style-name="L5">
      <style:paragraph-properties fo:text-align="start" style:justify-single-word="false"/>
      <style:text-properties fo:font-size="16pt" style:text-underline-style="none" officeooo:rsid="001d3f08" officeooo:paragraph-rsid="001d3f0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e2f2" officeooo:paragraph-rsid="001ee2f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ffb0d" officeooo:paragraph-rsid="001ffb0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e2f2" officeooo:paragraph-rsid="001ee2f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officeooo:rsid="001c10ff" officeooo:paragraph-rsid="001c10ff" style:font-size-asian="14pt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officeooo:rsid="001c10ff" officeooo:paragraph-rsid="001c10ff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a457e" officeooo:paragraph-rsid="001a457e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a457e" officeooo:paragraph-rsid="001a457e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d3f08" officeooo:paragraph-rsid="001d3f08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57e" officeooo:paragraph-rsid="001b2b76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a457e" officeooo:paragraph-rsid="001a457e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d3f08" officeooo:paragraph-rsid="001d3f08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a457e" officeooo:paragraph-rsid="001b2b7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10ff" officeooo:paragraph-rsid="001c10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ee2f2" officeooo:paragraph-rsid="001ee2f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officeooo:rsid="001a457e" officeooo:paragraph-rsid="001a457e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officeooo:rsid="001a457e" officeooo:paragraph-rsid="001b2b76" style:font-size-asian="15.75pt" style:font-size-complex="18pt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b2b76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c10ff" officeooo:paragraph-rsid="001c10ff"/>
    </style:style>
    <style:style style:name="P21" style:family="paragraph" style:parent-style-name="Standard">
      <style:paragraph-properties fo:text-align="start" style:justify-single-word="false"/>
      <style:text-properties officeooo:rsid="001c10ff" officeooo:paragraph-rsid="001c10ff"/>
    </style:style>
    <style:style style:name="P22" style:family="paragraph" style:parent-style-name="Standard">
      <style:paragraph-properties fo:text-align="end" style:justify-single-word="false"/>
      <style:text-properties fo:font-size="14pt" style:text-underline-style="none" fo:font-weight="normal" officeooo:rsid="0021f085" officeooo:paragraph-rsid="0021f08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e2f2" officeooo:paragraph-rsid="001ee2f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fb0d" officeooo:paragraph-rsid="001ffb0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e2f2" officeooo:paragraph-rsid="001ee2f2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fb0d" officeooo:paragraph-rsid="001ffb0d" style:font-size-asian="13pt" style:font-weight-asian="normal" style:font-size-complex="13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b2b76" style:font-size-asian="14pt" style:font-size-complex="16pt"/>
    </style:style>
    <style:style style:name="T3" style:family="text">
      <style:text-properties fo:font-size="16pt" style:text-underline-style="none" style:font-size-asian="14pt" style:font-size-complex="16pt"/>
    </style:style>
    <style:style style:name="T4" style:family="text">
      <style:text-properties fo:font-size="16pt" style:text-underline-style="none" officeooo:rsid="001b2b76" style:font-size-asian="14pt" style:font-size-complex="16pt"/>
    </style:style>
    <style:style style:name="T5" style:family="text">
      <style:text-properties officeooo:rsid="001b2b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fb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Auto Indentation of c++ code</text:span></text:p>
      <text:p text:style-name="P8"><text:span text:style-name="T6"/></text:p>
      <text:p text:style-name="P22">By</text:p>
      <text:p text:style-name="P22">C.Vijayabaskar(20171030480)</text:p>
      <text:p text:style-name="P22">V.Rohith(2017103580)</text:p>
      <text:p text:style-name="P9"/>
      <text:p text:style-name="P12">Problem Statement:</text:p>
      <text:p text:style-name="P17"><text:tab/></text:p>
      <text:p text:style-name="P17"><text:span text:style-name="T1"><text:tab/>The main idea of this project is to create a auto indentation program that will indent the given c++ code. The input file contains a c++ code.</text:span></text:p>
      <text:p text:style-name="P18"><text:span text:style-name="T1">The lex and yacc program will compile the given c++ code for indentation and display it in a well indented form </text:span><text:span text:style-name="T2">in the terminal window and also write the output into seperate output.cpp file.</text:span></text:p>
      <text:p text:style-name="P18"><text:span text:style-name="T2"/></text:p>
      <text:p text:style-name="P18"><text:span text:style-name="T2"/></text:p>
      <text:p text:style-name="P14"><text:span text:style-name="T5">Tools:</text:span> </text:p>
      <text:p text:style-name="P11"/>
      <text:list xml:id="list3932619352" text:style-name="L1">
        <text:list-item>
          <text:p text:style-name="P19"><text:span text:style-name="T4">Lex and Yacc is used.</text:span></text:p>
        </text:list-item>
        <text:list-item>
          <text:p text:style-name="P20"><text:span text:style-name="T4">P</text:span><text:span text:style-name="T3">attern matching and return of tokken is done in lex file.</text:span></text:p>
        </text:list-item>
        <text:list-item>
          <text:p text:style-name="P20"><text:span text:style-name="T3">Yacc file define the productions and indentation functtion.</text:span></text:p>
        </text:list-item>
      </text:list>
      <text:p text:style-name="P21"><text:span text:style-name="T3"/></text:p>
      <text:p text:style-name="P15">How to run:</text:p>
      <text:p text:style-name="P21"/>
      <text:list xml:id="list292820061" text:style-name="L3">
        <text:list-item>
          <text:p text:style-name="P7">lex lexfile.l</text:p>
        </text:list-item>
        <text:list-item>
          <text:p text:style-name="P7">yacc -d <text:s/>yaccfile.y</text:p>
        </text:list-item>
        <text:list-item>
          <text:p text:style-name="P7">gcc y.tab.c y.tab.h lex.yy.c -o opt</text:p>
        </text:list-item>
        <text:list-item>
          <text:p text:style-name="P7">./opt input.cpp</text:p>
        </text:list-item>
      </text:list>
      <text:p text:style-name="P6"/>
      <text:p text:style-name="P13">Working:</text:p>
      <text:p text:style-name="P10"/>
      <text:list xml:id="list3035908970" text:style-name="L5">
        <text:list-item>
          <text:p text:style-name="P2">All form of keywords used in c++ code like int ,header, main.cout,cin..etc., is recognised by the pattern matching in the lex file and the appropriate token is returned for parsing.</text:p>
        </text:list-item>
        <text:list-item>
          <text:p text:style-name="P2">The yacc file receive the tokens and parse the given code in all possible form of the c++ code as given in the production rule.</text:p>
        </text:list-item>
        <text:list-item>
          <text:p text:style-name="P2">The production rule contains almost all possible form of codes like if,while,case,break,loop, etc,.</text:p>
        </text:list-item>
        <text:list-item>
          <text:p text:style-name="P2"><text:soft-page-break/>With the help of the rules the parser parse the code and give appropriate indentationn spaces and tabs and newline to the code by the indentation() function.</text:p>
        </text:list-item>
        <text:list-item>
          <text:p text:style-name="P2">Finally it displays the output and also writes the output in the seperate file(output.cpp).</text:p>
        </text:list-item>
      </text:list>
      <text:p text:style-name="P1"/>
      <text:p text:style-name="P1"/>
      <text:p text:style-name="P16">Input and Outputs:</text:p>
      <text:p text:style-name="P16"/>
      <text:p text:style-name="P3">1)input<text:span text:style-name="T7">1</text:span>.cpp</text:p>
      <text:p text:style-name="P23"># include &lt;iostream.h&gt;</text:p>
      <text:p text:style-name="P23">#include&lt;string.h&gt;</text:p>
      <text:p text:style-name="P23">int main()</text:p>
      <text:p text:style-name="P23">{c=0;cin&gt;&gt;a;cout&lt;&lt;hello; return 0;}</text:p>
      <text:p text:style-name="P3"/>
      <text:p text:style-name="P3">output.cpp</text:p>
      <text:p text:style-name="P25"/>
      <text:p text:style-name="P23">#include&lt;iostream.h&gt;</text:p>
      <text:p text:style-name="P23">#include&lt;string.h&gt;</text:p>
      <text:p text:style-name="P23">int main()</text:p>
      <text:p text:style-name="P23">{</text:p>
      <text:p text:style-name="P23"><text:tab/>c = 0;</text:p>
      <text:p text:style-name="P23"><text:tab/>cin &gt;&gt; a;</text:p>
      <text:p text:style-name="P23"><text:tab/>cout &lt;&lt; hello;</text:p>
      <text:p text:style-name="P23"><text:tab/>return 0;</text:p>
      <text:p text:style-name="P23">}</text:p>
      <text:p text:style-name="P23"/>
      <text:p text:style-name="P25"/>
      <text:p text:style-name="P5">2)input2.cpp</text:p>
      <text:p text:style-name="P23"># include &lt;iostream.h&gt;</text:p>
      <text:p text:style-name="P23">int main()</text:p>
      <text:p text:style-name="P23">{return ;}</text:p>
      <text:p text:style-name="P23">int swap( double s) </text:p>
      <text:p text:style-name="P23">{ </text:p>
      <text:p text:style-name="P23">int a;</text:p>
      <text:p text:style-name="P23">int b;</text:p>
      <text:p text:style-name="P23">int a,b,c;</text:p>
      <text:p text:style-name="P23">if(a&lt;b)</text:p>
      <text:p text:style-name="P23">{</text:p>
      <text:p text:style-name="P23">e=5;</text:p>
      <text:p text:style-name="P23">}</text:p>
      <text:p text:style-name="P23">return 0;</text:p>
      <text:p text:style-name="P23">}</text:p>
      <text:p text:style-name="P3"/>
      <text:p text:style-name="P3">Output.cpp</text:p>
      <text:p text:style-name="P23"/>
      <text:p text:style-name="P23">#include&lt;iostream.h&gt;</text:p>
      <text:p text:style-name="P23"><text:soft-page-break/>int main()</text:p>
      <text:p text:style-name="P23">{</text:p>
      <text:p text:style-name="P23"><text:tab/>return;</text:p>
      <text:p text:style-name="P23">}</text:p>
      <text:p text:style-name="P23">int swap(double s)</text:p>
      <text:p text:style-name="P23">{</text:p>
      <text:p text:style-name="P23"><text:tab/>int a;</text:p>
      <text:p text:style-name="P23"><text:tab/>int b;</text:p>
      <text:p text:style-name="P23"><text:tab/>int a,b,c;</text:p>
      <text:p text:style-name="P23"><text:tab/>if(a &lt; b)</text:p>
      <text:p text:style-name="P23"><text:tab/>{</text:p>
      <text:p text:style-name="P23"><text:tab/><text:tab/>e = 5;</text:p>
      <text:p text:style-name="P23"><text:tab/>}</text:p>
      <text:p text:style-name="P23"><text:tab/>return 0;</text:p>
      <text:p text:style-name="P23">}</text:p>
      <text:p text:style-name="P25"/>
      <text:p text:style-name="P25"/>
      <text:p text:style-name="P4">3)input3.cpp</text:p>
      <text:p text:style-name="P24"># include &lt;iostream.h&gt;</text:p>
      <text:p text:style-name="P24">#include&lt;string.h&gt;</text:p>
      <text:p text:style-name="P24">int main()</text:p>
      <text:p text:style-name="P24">{c=0;return;}</text:p>
      <text:p text:style-name="P24">int foo (int j, double k)</text:p>
      <text:p text:style-name="P24">{h=0;</text:p>
      <text:p text:style-name="P24">if(j&lt;m)</text:p>
      <text:p text:style-name="P24">k=0;return 0+7;}</text:p>
      <text:p text:style-name="P4"/>
      <text:p text:style-name="P4">output.cpp</text:p>
      <text:p text:style-name="P26"/>
      <text:p text:style-name="P24">#include&lt;iostream.h&gt;</text:p>
      <text:p text:style-name="P24">#include&lt;string.h&gt;</text:p>
      <text:p text:style-name="P24">int main()</text:p>
      <text:p text:style-name="P24">{</text:p>
      <text:p text:style-name="P24"><text:tab/>c = 0;</text:p>
      <text:p text:style-name="P24"><text:tab/>return;</text:p>
      <text:p text:style-name="P24">}</text:p>
      <text:p text:style-name="P24">int foo(int j,double k)</text:p>
      <text:p text:style-name="P24">{</text:p>
      <text:p text:style-name="P24"><text:tab/>h = 0;</text:p>
      <text:p text:style-name="P24"><text:tab/>if(j &lt; m)</text:p>
      <text:p text:style-name="P24"><text:tab/>k = 0;</text:p>
      <text:p text:style-name="P24"><text:tab/>return 0+7;</text:p>
      <text:p text:style-name="P24">}</text:p>
      <text:p text:style-name="P26"/>
      <text:p text:style-name="P26"/>
      <text:p text:style-name="P4">4)input4.cpp</text:p>
      <text:p text:style-name="P24"># include &lt;iostream.h&gt;</text:p>
      <text:p text:style-name="P24">#include&lt;string.h&gt;</text:p>
      <text:p text:style-name="P24">int main()</text:p>
      <text:p text:style-name="P24">{k=0;return m+9;}</text:p>
      <text:p text:style-name="P24">int swap( double s) </text:p>
      <text:p text:style-name="P24"><text:soft-page-break/>{ </text:p>
      <text:p text:style-name="P24"><text:tab/>if(c == d)</text:p>
      <text:p text:style-name="P24"><text:tab/>{ </text:p>
      <text:p text:style-name="P24"><text:tab/><text:tab/>if(n==9) </text:p>
      <text:p text:style-name="P24"><text:tab/><text:tab/>{n = f;}</text:p>
      <text:p text:style-name="P24"><text:tab/><text:tab/>else </text:p>
      <text:p text:style-name="P24"><text:tab/><text:tab/>{ </text:p>
      <text:p text:style-name="P24"><text:tab/><text:tab/><text:tab/>if (m==u)</text:p>
      <text:p text:style-name="P24"><text:tab/><text:tab/><text:tab/>{j=m;}</text:p>
      <text:p text:style-name="P24"><text:tab/><text:tab/><text:tab/>c=8+9;</text:p>
      <text:p text:style-name="P24"><text:tab/><text:tab/>}</text:p>
      <text:p text:style-name="P24"><text:tab/>} </text:p>
      <text:p text:style-name="P24"><text:tab/>else </text:p>
      <text:p text:style-name="P24"><text:tab/>{a=n;} </text:p>
      <text:p text:style-name="P24"><text:tab/>a=jj; </text:p>
      <text:p text:style-name="P24"><text:tab/>if ( n == m) </text:p>
      <text:p text:style-name="P24"><text:tab/><text:tab/>if(k &lt;= j) </text:p>
      <text:p text:style-name="P24"><text:tab/><text:tab/>a = m;</text:p>
      <text:p text:style-name="P24"><text:tab/>while(d&lt;=0)</text:p>
      <text:p text:style-name="P24"><text:tab/>{</text:p>
      <text:p text:style-name="P24"><text:tab/><text:tab/>j = 0;</text:p>
      <text:p text:style-name="P24"><text:tab/><text:tab/>if(j&lt;m)</text:p>
      <text:p text:style-name="P24"><text:tab/><text:tab/>m=9+d;</text:p>
      <text:p text:style-name="P24"><text:tab/><text:tab/>while(m&lt;j)d=m+0;</text:p>
      <text:p text:style-name="P24"><text:tab/>}</text:p>
      <text:p text:style-name="P24"><text:tab/>if(c&gt;0)</text:p>
      <text:p text:style-name="P24"><text:tab/>continue;</text:p>
      <text:p text:style-name="P24"><text:tab/>break;</text:p>
      <text:p text:style-name="P24"><text:tab/></text:p>
      <text:p text:style-name="P24">if(a&lt;0)</text:p>
      <text:p text:style-name="P24">continue;</text:p>
      <text:p text:style-name="P24">if(c&lt;0)</text:p>
      <text:p text:style-name="P24">j=0;</text:p>
      <text:p text:style-name="P24">return 0;</text:p>
      <text:p text:style-name="P24"/>
      <text:p text:style-name="P24">}</text:p>
      <text:p text:style-name="P24">int jas();</text:p>
      <text:p text:style-name="P24"/>
      <text:p text:style-name="P4"/>
      <text:p text:style-name="P4">output.cpp</text:p>
      <text:p text:style-name="P24">#include&lt;iostream.h&gt;</text:p>
      <text:p text:style-name="P24">#include&lt;string.h&gt;</text:p>
      <text:p text:style-name="P24">int main()</text:p>
      <text:p text:style-name="P24">{</text:p>
      <text:p text:style-name="P24"><text:tab/>k = 0;</text:p>
      <text:p text:style-name="P24"><text:tab/>return m+9;</text:p>
      <text:p text:style-name="P24">}</text:p>
      <text:p text:style-name="P24">int swap(double s)</text:p>
      <text:p text:style-name="P24">{</text:p>
      <text:p text:style-name="P24"><text:tab/>if(c == d)</text:p>
      <text:p text:style-name="P24"><text:tab/>{</text:p>
      <text:p text:style-name="P24"><text:tab/><text:tab/>if(n == 9)</text:p>
      <text:p text:style-name="P24"><text:soft-page-break/><text:tab/><text:tab/>{</text:p>
      <text:p text:style-name="P24"><text:tab/><text:tab/><text:tab/>n = f;</text:p>
      <text:p text:style-name="P24"><text:tab/><text:tab/>}</text:p>
      <text:p text:style-name="P24"><text:tab/><text:tab/>else</text:p>
      <text:p text:style-name="P24"><text:tab/><text:tab/>{</text:p>
      <text:p text:style-name="P24"><text:tab/><text:tab/><text:tab/>if(m == u)</text:p>
      <text:p text:style-name="P24"><text:tab/><text:tab/><text:tab/>{</text:p>
      <text:p text:style-name="P24"><text:tab/><text:tab/><text:tab/><text:tab/>j = m;</text:p>
      <text:p text:style-name="P24"><text:tab/><text:tab/><text:tab/>}</text:p>
      <text:p text:style-name="P24"><text:tab/><text:tab/><text:tab/>c = 8+9;</text:p>
      <text:p text:style-name="P24"><text:tab/><text:tab/>}</text:p>
      <text:p text:style-name="P24"><text:tab/>}</text:p>
      <text:p text:style-name="P24"><text:tab/>else</text:p>
      <text:p text:style-name="P24"><text:tab/>{</text:p>
      <text:p text:style-name="P24"><text:tab/><text:tab/>a = n;</text:p>
      <text:p text:style-name="P24"><text:tab/>}</text:p>
      <text:p text:style-name="P24"><text:tab/>a = jj;</text:p>
      <text:p text:style-name="P24"><text:tab/>if(n == m)</text:p>
      <text:p text:style-name="P24"><text:tab/>if(k &lt;= j)</text:p>
      <text:p text:style-name="P24"><text:tab/>a = m;</text:p>
      <text:p text:style-name="P24"><text:tab/>while(d &lt;= 0)</text:p>
      <text:p text:style-name="P24"><text:tab/>{</text:p>
      <text:p text:style-name="P24"><text:tab/><text:tab/>j = 0;</text:p>
      <text:p text:style-name="P24"><text:tab/><text:tab/>if(j &lt; m)</text:p>
      <text:p text:style-name="P24"><text:tab/><text:tab/>m = 9+d;</text:p>
      <text:p text:style-name="P24"><text:tab/><text:tab/>while(m &lt; j)</text:p>
      <text:p text:style-name="P24"><text:tab/><text:tab/>d = m+0;</text:p>
      <text:p text:style-name="P24"><text:tab/>}</text:p>
      <text:p text:style-name="P24"><text:tab/>if(c &gt; 0)</text:p>
      <text:p text:style-name="P24"><text:tab/>continue;</text:p>
      <text:p text:style-name="P24"><text:tab/>break;</text:p>
      <text:p text:style-name="P24"><text:tab/>if(a &lt; 0)</text:p>
      <text:p text:style-name="P24"><text:tab/>continue;</text:p>
      <text:p text:style-name="P24"><text:tab/>if(c &lt; 0)</text:p>
      <text:p text:style-name="P24"><text:tab/>j = 0;</text:p>
      <text:p text:style-name="P24"><text:tab/>return 0;</text:p>
      <text:p text:style-name="P24">}</text:p>
      <text:p text:style-name="P24">int jas(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2:10:58.124443035</meta:creation-date>
    <dc:date>2020-04-10T13:19:14.357861894</dc:date>
    <meta:editing-duration>PT38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88" meta:word-count="531" meta:character-count="2852" meta:non-whitespace-character-count="2370"/>
  </office:meta>
</office:document-meta>
</file>